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5b8e" officeooo:paragraph-rsid="00195b8e"/>
    </style:style>
    <style:style style:name="P2" style:family="paragraph" style:parent-style-name="Heading_20_1">
      <style:text-properties officeooo:rsid="00195b8e" officeooo:paragraph-rsid="00195b8e"/>
    </style:style>
    <style:style style:name="P3" style:family="paragraph" style:parent-style-name="Standard">
      <style:text-properties officeooo:rsid="001aed4d" officeooo:paragraph-rsid="001aed4d"/>
    </style:style>
    <style:style style:name="P4" style:family="paragraph" style:parent-style-name="Heading_20_4">
      <style:text-properties officeooo:rsid="001aed4d" officeooo:paragraph-rsid="001aed4d"/>
    </style:style>
    <style:style style:name="P5" style:family="paragraph" style:parent-style-name="Standard">
      <style:text-properties officeooo:rsid="001cfcd5" officeooo:paragraph-rsid="001cfcd5"/>
    </style:style>
    <style:style style:name="P6" style:family="paragraph" style:parent-style-name="Standard">
      <style:text-properties officeooo:rsid="001d41cd" officeooo:paragraph-rsid="001d41cd"/>
    </style:style>
    <style:style style:name="P7" style:family="paragraph" style:parent-style-name="Standard">
      <style:text-properties officeooo:rsid="002237bf" officeooo:paragraph-rsid="002237bf"/>
    </style:style>
    <style:style style:name="P8" style:family="paragraph" style:parent-style-name="Standard">
      <style:text-properties officeooo:rsid="0023e790" officeooo:paragraph-rsid="0023e790"/>
    </style:style>
    <style:style style:name="T1" style:family="text">
      <style:text-properties officeooo:rsid="001bfd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WRC 2024 - C<text:span text:style-name="T1">nd</text:span>hina's largest robot exhibition | Robots and technologies at the exhibition in China</text:h>
      <text:p text:style-name="Standard"/>
      <text:p text:style-name="Standard"><text:a xlink:type="simple" xlink:href="https://www.youtube.com/watch?v=giyl27gKvS4" text:style-name="Internet_20_link" text:visited-style-name="Visited_20_Internet_20_Link">https://www.youtube.com/watch?v=giyl27gKvS4</text:a></text:p>
      <text:p text:style-name="Standard"/>
      <text:p text:style-name="P1">Date: 29/8/2024</text:p>
      <text:p text:style-name="P1"/>
      <text:h text:style-name="P2" text:outline-level="1">Shenzhen International <text:span text:style-name="T1">Robotics And Automation</text:span> Equipment Exhibition</text:h>
      <text:p text:style-name="P1"/>
      <text:p text:style-name="P1"><text:a xlink:type="simple" xlink:href="https://global.iteschina.com/en/topic/3" text:style-name="Internet_20_link" text:visited-style-name="Visited_20_Internet_20_Link">https://global.iteschina.com/en/topic/3</text:a></text:p>
      <text:p text:style-name="P1"/>
      <text:p text:style-name="P3">Date:26/3/2025</text:p>
      <text:p text:style-name="P3"/>
      <text:h text:style-name="P4" text:outline-level="4">Boston Robotics Summit &amp; Expo</text:h>
      <text:p text:style-name="P3"><text:a xlink:type="simple" xlink:href="https://www.roboticssummit.com/" text:style-name="Internet_20_link" text:visited-style-name="Visited_20_Internet_20_Link">https://www.roboticssummit.com/</text:a></text:p>
      <text:p text:style-name="P3"/>
      <text:p text:style-name="P5">Date:30/4/2025</text:p>
      <text:p text:style-name="P5"/>
      <text:p text:style-name="P5"/>
      <text:p text:style-name="P6">Collaborative Robots</text:p>
      <text:p text:style-name="P6"><text:a xlink:type="simple" xlink:href="https://reeman.en.made-in-china.com/" text:style-name="Internet_20_link" text:visited-style-name="Visited_20_Internet_20_Link">https://reeman.en.made-in-china.com/</text:a></text:p>
      <text:p text:style-name="P6"/>
      <text:p text:style-name="P6"><text:a xlink:type="simple" xlink:href="https://szghauto.en.made-in-china.com/" text:style-name="Internet_20_link" text:visited-style-name="Visited_20_Internet_20_Link">https://szghauto.en.made-in-china.com/</text:a></text:p>
      <text:p text:style-name="P6"/>
      <text:p text:style-name="P6"><text:a xlink:type="simple" xlink:href="https://dexforce.en.made-in-china.com/" text:style-name="Internet_20_link" text:visited-style-name="Visited_20_Internet_20_Link">https://dexforce.en.made-in-china.com/</text:a></text:p>
      <text:p text:style-name="P6"/>
      <text:p text:style-name="P6"/>
      <text:p text:style-name="P7">crouse</text:p>
      <text:p text:style-name="P6"><text:a xlink:type="simple" xlink:href="https://www.hkctsvt.edu.hk/tc/programmes/information-communications-technology/ft-programme-erb-placement-tied-courses-ct161dr" text:style-name="Internet_20_link" text:visited-style-name="Visited_20_Internet_20_Link">https://www.hkctsvt.edu.hk/tc/programmes/information-communications-technology/ft-programme-erb-placement-tied-courses-ct161dr</text:a></text:p>
      <text:p text:style-name="P6"/>
      <text:p text:style-name="P6"/>
      <text:p text:style-name="P7">support center</text:p>
      <text:p text:style-name="P7">https://www.hkpc.org/en/support-resource/support-centres</text:p>
      <text:p text:style-name="P6"/>
      <text:p text:style-name="P8">event / Activites</text:p>
      <text:p text:style-name="P8">https://www.hkpc.org/en/hkpc-spotlights/events/corporate-events</text:p>
      <text:p text:style-name="P6">https://campaigninfo.hkpc.org/register-new-innovation-technology-studymission-germanyfrance</text:p>
      <text:p text:style-name="P6"/>
      <text:p text:style-name="P8">training program</text:p>
      <text:p text:style-name="P6">https://www.hkpc.org/en/hkpc-spotlights/events/training-programm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8T23:35:58.290674627</meta:creation-date>
    <dc:date>2025-03-29T21:26:24.636904244</dc:date>
    <meta:editing-duration>PT10H4M27S</meta:editing-duration>
    <meta:editing-cycles>6</meta:editing-cycles>
    <meta:generator>LibreOffice/24.8.5.2$Linux_X86_64 LibreOffice_project/27b361b745d0ea8f99bc93dfcb7a39098dfa5fff</meta:generator>
    <meta:document-statistic meta:table-count="0" meta:image-count="0" meta:object-count="0" meta:page-count="1" meta:paragraph-count="22" meta:word-count="53" meta:character-count="936" meta:non-whitespace-character-count="905"/>
  </office:meta>
</office:document-meta>
</file>